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4.84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2" style:family="table" style:master-page-name="Default">
      <style:table-properties table:display="true" style:writing-mode="lr-tb" table:tab-color="#616161"/>
    </style:style>
    <style:style style:name="ta3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31" style:family="table-cell" style:parent-style-name="Default">
      <style:table-cell-properties fo:background-color="#4141ff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4141ff" fo:wrap-option="wrap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Gerade_20_Zeile" style:base-cell-address="people.A1"/>
    </style:style>
    <style:style style:name="ce10" style:family="table-cell" style:parent-style-name="Default">
      <style:text-properties style:font-name="Arial"/>
      <style:map style:condition="is-true-formula(ISEVEN(ROW()))" style:apply-style-name="Gerade_20_Zeile" style:base-cell-address="people.A1"/>
    </style:style>
    <style:style style:name="ce11" style:family="table-cell" style:parent-style-name="Default" style:data-style-name="N36">
      <style:table-cell-properties style:text-align-source="fix" style:repeat-content="false"/>
      <style:paragraph-properties fo:text-align="end" fo:margin-left="0cm"/>
      <style:text-properties style:font-name="Arial"/>
      <style:map style:condition="is-true-formula(ISEVEN(ROW()))" style:apply-style-name="Gerade_20_Zeile" style:base-cell-address="people.A1"/>
    </style:style>
    <style:style style:name="ce13" style:family="table-cell" style:parent-style-name="Default" style:data-style-name="N36">
      <style:text-properties style:font-name="Arial"/>
      <style:map style:condition="is-true-formula(ISEVEN(ROW()))" style:apply-style-name="Gerade_20_Zeile" style:base-cell-address="people.A1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4141ff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Gerade_20_Zeile" style:base-cell-address="people.A1"/>
    </style:style>
    <style:style style:name="ce16" style:family="table-cell" style:parent-style-name="Default">
      <style:table-cell-properties fo:background-color="#4141ff"/>
      <style:text-properties fo:color="#ffffff" style:font-name="Arial" fo:font-weight="bold" style:font-weight-asian="bold" style:font-weight-complex="bold"/>
      <style:map style:condition="is-true-formula(ISEVEN(ROW()))" style:apply-style-name="Gerade_20_Zeile" style:base-cell-address="people.A1"/>
    </style:style>
    <style:style style:name="ce17" style:family="table-cell" style:parent-style-name="Default">
      <style:table-cell-properties fo:background-color="#4141ff" fo:wrap-option="wrap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Arial"/>
      <style:map style:condition="is-true-formula(ISEVEN(ROW()))" style:apply-style-name="Gerade_20_Zeile" style:base-cell-address="families.A1"/>
    </style:style>
    <style:style style:name="ce19" style:family="table-cell" style:parent-style-name="Default">
      <style:table-cell-properties fo:background-color="#4141ff" fo:wrap-option="wrap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0" style:apply-style-name="Warning" style:base-cell-address="families.B1"/>
    </style:style>
    <style:style style:name="ce20" style:family="table-cell" style:parent-style-name="Default">
      <style:text-properties style:font-name="Arial"/>
      <style:map style:condition="is-true-formula(ISEVEN(ROW()))" style:apply-style-name="Gerade_20_Zeile" style:base-cell-address="families.A1"/>
    </style:style>
    <style:style style:name="ce25" style:family="table-cell" style:parent-style-name="Default" style:data-style-name="N36">
      <style:text-properties style:font-name="Arial"/>
      <style:map style:condition="is-true-formula(ISEVEN(ROW()))" style:apply-style-name="Gerade_20_Zeile" style:base-cell-address="families.A1"/>
    </style:style>
    <style:style style:name="ce22" style:family="table-cell" style:parent-style-name="Default">
      <style:text-properties style:font-name="Arial" fo:font-style="italic" style:font-style-asian="italic" style:font-style-complex="italic"/>
      <style:map style:condition="is-true-formula(ISEVEN(ROW()))" style:apply-style-name="Gerade_20_Zeile" style:base-cell-address="families.A1"/>
    </style:style>
    <style:style style:name="ce23" style:family="table-cell" style:parent-style-name="Default">
      <style:table-cell-properties fo:background-color="#4141ff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4141ff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Gerade_20_Zeile" style:base-cell-address="families.A1"/>
    </style:style>
    <style:style style:name="ce29" style:family="table-cell" style:parent-style-name="Default">
      <style:table-cell-properties fo:background-color="#4141ff"/>
      <style:text-properties fo:color="#ffffff" style:font-name="Arial" fo:font-weight="bold" style:font-weight-asian="bold" style:font-weight-complex="bold"/>
      <style:map style:condition="is-true-formula(ISEVEN(ROW()))" style:apply-style-name="Gerade_20_Zeile" style:base-cell-address="families.A1"/>
    </style:style>
    <style:style style:name="ce30" style:family="table-cell" style:parent-style-name="Default">
      <style:table-cell-properties fo:background-color="#4141ff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eople" table:style-name="ta3">
        <table:table-column table:style-name="co1" table:number-columns-repeated="2" table:default-cell-style-name="ce10"/>
        <table:table-column table:style-name="co2" table:default-cell-style-name="ce10"/>
        <table:table-column table:style-name="co1" table:default-cell-style-name="ce10"/>
        <table:table-column table:style-name="co2" table:default-cell-style-name="ce10"/>
        <table:table-column table:style-name="co1" table:number-columns-repeated="6" table:default-cell-style-name="ce10"/>
        <table:table-column table:style-name="co1" table:default-cell-style-name="ce11"/>
        <table:table-column table:style-name="co1" table:number-columns-repeated="4" table:default-cell-style-name="ce10"/>
        <table:table-column table:style-name="co3" table:default-cell-style-name="ce10"/>
        <table:table-column table:style-name="co4" table:default-cell-style-name="ce10"/>
        <table:table-column table:style-name="co1" table:number-columns-repeated="1006" table:default-cell-style-name="ce10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itle</text:p>
          </table:table-cell>
          <table:table-cell table:style-name="ce8" office:value-type="string" calcext:value-type="string">
            <text:p>surname</text:p>
          </table:table-cell>
          <table:table-cell table:style-name="ce8" office:value-type="string" calcext:value-type="string">
            <text:p>second_name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full_name</text:p>
          </table:table-cell>
          <table:table-cell table:style-name="ce8" office:value-type="string" calcext:value-type="string">
            <text:p>born</text:p>
          </table:table-cell>
          <table:table-cell table:style-name="ce8" office:value-type="string" calcext:value-type="string">
            <text:p>nickname</text:p>
          </table:table-cell>
          <table:table-cell table:style-name="ce8" office:value-type="string" calcext:value-type="string">
            <text:p>named</text:p>
          </table:table-cell>
          <table:table-cell table:style-name="ce8" office:value-type="string" calcext:value-type="string">
            <text:p>gender</text:p>
          </table:table-cell>
          <table:table-cell table:style-name="ce8" office:value-type="string" calcext:value-type="string">
            <text:p>child_of</text:p>
          </table:table-cell>
          <table:table-cell table:style-name="ce8" office:value-type="string" calcext:value-type="string">
            <text:p>birthday</text:p>
          </table:table-cell>
          <table:table-cell table:style-name="ce8" office:value-type="string" calcext:value-type="string">
            <text:p>place_of_birth</text:p>
          </table:table-cell>
          <table:table-cell table:style-name="ce8" office:value-type="string" calcext:value-type="string">
            <text:p>day_of_death</text:p>
          </table:table-cell>
          <table:table-cell table:style-name="ce8" office:value-type="string" calcext:value-type="string">
            <text:p>place_of_death</text:p>
          </table:table-cell>
          <table:table-cell table:style-name="ce8" office:value-type="string" calcext:value-type="string">
            <text:p>age</text:p>
          </table:table-cell>
          <table:table-cell table:style-name="ce8" office:value-type="string" calcext:value-type="string">
            <text:p>profession</text:p>
          </table:table-cell>
          <table:table-cell table:style-name="ce8" office:value-type="string" calcext:value-type="string">
            <text:p>religion</text:p>
          </table:table-cell>
          <table:table-cell table:style-name="ce8" office:value-type="string" calcext:value-type="string">
            <text:p>comment</text:p>
          </table:table-cell>
          <table:table-cell table:style-name="ce15" table:number-columns-repeated="10"/>
          <table:table-cell table:style-name="ce16" table:number-columns-repeated="995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table:formula="of:=IF([.B2]&lt;&gt;&quot;&quot;;[.B2]&amp;&quot; &quot;;&quot;&quot;)&amp;[.C2]&amp;(IF([.D2]&lt;&gt;&quot;&quot;;&quot; &quot;&amp;[.D2];&quot;&quot;)&amp;&quot; &quot;&amp;[.E2]&amp;IF([.H2]&lt;&gt;&quot;&quot;;&quot; (&quot;&amp;[.H2]&amp;&quot;)&quot;; &quot;&quot;))" office:value-type="string" office:string-value="unknown " calcext:value-type="string">
            <text:p>unknown </text:p>
          </table:table-cell>
          <table:table-cell table:number-columns-repeated="1018"/>
        </table:table-row>
        <table:table-row table:style-name="ro2">
          <table:table-cell table:formula="of:=[.A2]+1" office:value-type="float" office:value="1" calcext:value-type="float">
            <text:p>1</text:p>
          </table:table-cell>
          <table:table-cell/>
          <table:table-cell office:value-type="string" calcext:value-type="string">
            <text:p>poso</text:p>
          </table:table-cell>
          <table:table-cell table:number-columns-repeated="2"/>
          <table:table-cell table:formula="of:=IF([.B3]&lt;&gt;&quot;&quot;;[.B3]&amp;&quot; &quot;;&quot;&quot;)&amp;[.C3]&amp;(IF([.D3]&lt;&gt;&quot;&quot;;&quot; &quot;&amp;[.D3];&quot;&quot;)&amp;&quot; &quot;&amp;[.E3]&amp;IF([.H3]&lt;&gt;&quot;&quot;;&quot; (&quot;&amp;[.H3]&amp;&quot;)&quot;; &quot;&quot;))" office:value-type="string" office:string-value="poso " calcext:value-type="string">
            <text:p>poso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2">
          <table:table-cell table:formula="of:=[.A3]+1" office:value-type="float" office:value="2" calcext:value-type="float">
            <text:p>2</text:p>
          </table:table-cell>
          <table:table-cell/>
          <table:table-cell office:value-type="string" calcext:value-type="string">
            <text:p>padre</text:p>
          </table:table-cell>
          <table:table-cell table:number-columns-repeated="2"/>
          <table:table-cell table:formula="of:=IF([.B4]&lt;&gt;&quot;&quot;;[.B4]&amp;&quot; &quot;;&quot;&quot;)&amp;[.C4]&amp;(IF([.D4]&lt;&gt;&quot;&quot;;&quot; &quot;&amp;[.D4];&quot;&quot;)&amp;&quot; &quot;&amp;[.E4]&amp;IF([.H4]&lt;&gt;&quot;&quot;;&quot; (&quot;&amp;[.H4]&amp;&quot;)&quot;; &quot;&quot;))" office:value-type="string" office:string-value="padre " calcext:value-type="string">
            <text:p>padre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2">
          <table:table-cell table:formula="of:=[.A4]+1" office:value-type="float" office:value="3" calcext:value-type="float">
            <text:p>3</text:p>
          </table:table-cell>
          <table:table-cell/>
          <table:table-cell office:value-type="string" calcext:value-type="string">
            <text:p>madre</text:p>
          </table:table-cell>
          <table:table-cell table:number-columns-repeated="2"/>
          <table:table-cell table:formula="of:=IF([.B5]&lt;&gt;&quot;&quot;;[.B5]&amp;&quot; &quot;;&quot;&quot;)&amp;[.C5]&amp;(IF([.D5]&lt;&gt;&quot;&quot;;&quot; &quot;&amp;[.D5];&quot;&quot;)&amp;&quot; &quot;&amp;[.E5]&amp;IF([.H5]&lt;&gt;&quot;&quot;;&quot; (&quot;&amp;[.H5]&amp;&quot;)&quot;; &quot;&quot;))" office:value-type="string" office:string-value="madre " calcext:value-type="string">
            <text:p>madre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formula="of:=[.A5]+1" office:value-type="float" office:value="4" calcext:value-type="float">
            <text:p>4</text:p>
          </table:table-cell>
          <table:table-cell/>
          <table:table-cell office:value-type="string" calcext:value-type="string">
            <text:p>hermano</text:p>
          </table:table-cell>
          <table:table-cell table:number-columns-repeated="2"/>
          <table:table-cell table:formula="of:=IF([.B6]&lt;&gt;&quot;&quot;;[.B6]&amp;&quot; &quot;;&quot;&quot;)&amp;[.C6]&amp;(IF([.D6]&lt;&gt;&quot;&quot;;&quot; &quot;&amp;[.D6];&quot;&quot;)&amp;&quot; &quot;&amp;[.E6]&amp;IF([.H6]&lt;&gt;&quot;&quot;;&quot; (&quot;&amp;[.H6]&amp;&quot;)&quot;; &quot;&quot;))" office:value-type="string" office:string-value="hermano " calcext:value-type="string">
            <text:p>hermano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formula="of:=[.A6]+1" office:value-type="float" office:value="5" calcext:value-type="float">
            <text:p>5</text:p>
          </table:table-cell>
          <table:table-cell/>
          <table:table-cell office:value-type="string" calcext:value-type="string">
            <text:p>hermana</text:p>
          </table:table-cell>
          <table:table-cell table:number-columns-repeated="2"/>
          <table:table-cell table:formula="of:=IF([.B7]&lt;&gt;&quot;&quot;;[.B7]&amp;&quot; &quot;;&quot;&quot;)&amp;[.C7]&amp;(IF([.D7]&lt;&gt;&quot;&quot;;&quot; &quot;&amp;[.D7];&quot;&quot;)&amp;&quot; &quot;&amp;[.E7]&amp;IF([.H7]&lt;&gt;&quot;&quot;;&quot; (&quot;&amp;[.H7]&amp;&quot;)&quot;; &quot;&quot;))" office:value-type="string" office:string-value="hermana " calcext:value-type="string">
            <text:p>hermana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formula="of:=[.A7]+1" office:value-type="float" office:value="6" calcext:value-type="float">
            <text:p>6</text:p>
          </table:table-cell>
          <table:table-cell/>
          <table:table-cell office:value-type="string" calcext:value-type="string">
            <text:p>hija</text:p>
          </table:table-cell>
          <table:table-cell table:number-columns-repeated="2"/>
          <table:table-cell table:formula="of:=IF([.B8]&lt;&gt;&quot;&quot;;[.B8]&amp;&quot; &quot;;&quot;&quot;)&amp;[.C8]&amp;(IF([.D8]&lt;&gt;&quot;&quot;;&quot; &quot;&amp;[.D8];&quot;&quot;)&amp;&quot; &quot;&amp;[.E8]&amp;IF([.H8]&lt;&gt;&quot;&quot;;&quot; (&quot;&amp;[.H8]&amp;&quot;)&quot;; &quot;&quot;))" office:value-type="string" office:string-value="hija " calcext:value-type="string">
            <text:p>hija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formula="of:=[.A8]+1" office:value-type="float" office:value="7" calcext:value-type="float">
            <text:p>7</text:p>
          </table:table-cell>
          <table:table-cell/>
          <table:table-cell office:value-type="string" calcext:value-type="string">
            <text:p>hijo</text:p>
          </table:table-cell>
          <table:table-cell table:number-columns-repeated="2"/>
          <table:table-cell table:formula="of:=IF([.B9]&lt;&gt;&quot;&quot;;[.B9]&amp;&quot; &quot;;&quot;&quot;)&amp;[.C9]&amp;(IF([.D9]&lt;&gt;&quot;&quot;;&quot; &quot;&amp;[.D9];&quot;&quot;)&amp;&quot; &quot;&amp;[.E9]&amp;IF([.H9]&lt;&gt;&quot;&quot;;&quot; (&quot;&amp;[.H9]&amp;&quot;)&quot;; &quot;&quot;))" office:value-type="string" office:string-value="hijo " calcext:value-type="string">
            <text:p>hijo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formula="of:=[.A9]+1" office:value-type="float" office:value="8" calcext:value-type="float">
            <text:p>8</text:p>
          </table:table-cell>
          <table:table-cell/>
          <table:table-cell office:value-type="string" calcext:value-type="string">
            <text:p>abuelo</text:p>
          </table:table-cell>
          <table:table-cell table:number-columns-repeated="2"/>
          <table:table-cell table:formula="of:=IF([.B10]&lt;&gt;&quot;&quot;;[.B10]&amp;&quot; &quot;;&quot;&quot;)&amp;[.C10]&amp;(IF([.D10]&lt;&gt;&quot;&quot;;&quot; &quot;&amp;[.D10];&quot;&quot;)&amp;&quot; &quot;&amp;[.E10]&amp;IF([.H10]&lt;&gt;&quot;&quot;;&quot; (&quot;&amp;[.H10]&amp;&quot;)&quot;; &quot;&quot;))" office:value-type="string" office:string-value="abuelo " calcext:value-type="string">
            <text:p>abuelo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formula="of:=[.A10]+1" office:value-type="float" office:value="9" calcext:value-type="float">
            <text:p>9</text:p>
          </table:table-cell>
          <table:table-cell/>
          <table:table-cell office:value-type="string" calcext:value-type="string">
            <text:p>abuela</text:p>
          </table:table-cell>
          <table:table-cell table:number-columns-repeated="2"/>
          <table:table-cell table:formula="of:=IF([.B11]&lt;&gt;&quot;&quot;;[.B11]&amp;&quot; &quot;;&quot;&quot;)&amp;[.C11]&amp;(IF([.D11]&lt;&gt;&quot;&quot;;&quot; &quot;&amp;[.D11];&quot;&quot;)&amp;&quot; &quot;&amp;[.E11]&amp;IF([.H11]&lt;&gt;&quot;&quot;;&quot; (&quot;&amp;[.H11]&amp;&quot;)&quot;; &quot;&quot;))" office:value-type="string" office:string-value="abuela " calcext:value-type="string">
            <text:p>abuela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table:number-columns-repeated="1014"/>
        </table:table-row>
        <table:table-row table:style-name="ro2">
          <table:table-cell table:formula="of:=[.A11]+1" office:value-type="float" office:value="10" calcext:value-type="float">
            <text:p>10</text:p>
          </table:table-cell>
          <table:table-cell/>
          <table:table-cell office:value-type="string" calcext:value-type="string">
            <text:p>tio</text:p>
          </table:table-cell>
          <table:table-cell table:number-columns-repeated="2"/>
          <table:table-cell table:formula="of:=IF([.B12]&lt;&gt;&quot;&quot;;[.B12]&amp;&quot; &quot;;&quot;&quot;)&amp;[.C12]&amp;(IF([.D12]&lt;&gt;&quot;&quot;;&quot; &quot;&amp;[.D12];&quot;&quot;)&amp;&quot; &quot;&amp;[.E12]&amp;IF([.H12]&lt;&gt;&quot;&quot;;&quot; (&quot;&amp;[.H12]&amp;&quot;)&quot;; &quot;&quot;))" office:value-type="string" office:string-value="tio " calcext:value-type="string">
            <text:p>tio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table:number-columns-repeated="1014"/>
        </table:table-row>
        <table:table-row table:style-name="ro2">
          <table:table-cell table:formula="of:=[.A12]+1" office:value-type="float" office:value="11" calcext:value-type="float">
            <text:p>11</text:p>
          </table:table-cell>
          <table:table-cell/>
          <table:table-cell office:value-type="string" calcext:value-type="string">
            <text:p>tia</text:p>
          </table:table-cell>
          <table:table-cell table:number-columns-repeated="2"/>
          <table:table-cell table:formula="of:=IF([.B13]&lt;&gt;&quot;&quot;;[.B13]&amp;&quot; &quot;;&quot;&quot;)&amp;[.C13]&amp;(IF([.D13]&lt;&gt;&quot;&quot;;&quot; &quot;&amp;[.D13];&quot;&quot;)&amp;&quot; &quot;&amp;[.E13]&amp;IF([.H13]&lt;&gt;&quot;&quot;;&quot; (&quot;&amp;[.H13]&amp;&quot;)&quot;; &quot;&quot;))" office:value-type="string" office:string-value="tia " calcext:value-type="string">
            <text:p>tia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formula="of:=[.A13]+1" office:value-type="float" office:value="12" calcext:value-type="float">
            <text:p>12</text:p>
          </table:table-cell>
          <table:table-cell/>
          <table:table-cell office:value-type="string" calcext:value-type="string">
            <text:p>primo</text:p>
          </table:table-cell>
          <table:table-cell table:number-columns-repeated="2"/>
          <table:table-cell table:formula="of:=IF([.B14]&lt;&gt;&quot;&quot;;[.B14]&amp;&quot; &quot;;&quot;&quot;)&amp;[.C14]&amp;(IF([.D14]&lt;&gt;&quot;&quot;;&quot; &quot;&amp;[.D14];&quot;&quot;)&amp;&quot; &quot;&amp;[.E14]&amp;IF([.H14]&lt;&gt;&quot;&quot;;&quot; (&quot;&amp;[.H14]&amp;&quot;)&quot;; &quot;&quot;))" office:value-type="string" office:string-value="primo " calcext:value-type="string">
            <text:p>primo </text:p>
          </table:table-cell>
          <table:table-cell table:number-columns-repeated="3"/>
          <table:table-cell office:value-type="string" calcext:value-type="string">
            <text:p>divers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formula="of:=[.A14]+1" office:value-type="float" office:value="13" calcext:value-type="float">
            <text:p>13</text:p>
          </table:table-cell>
          <table:table-cell/>
          <table:table-cell office:value-type="string" calcext:value-type="string">
            <text:p>posa</text:p>
          </table:table-cell>
          <table:table-cell table:number-columns-repeated="2"/>
          <table:table-cell table:formula="of:=IF([.B15]&lt;&gt;&quot;&quot;;[.B15]&amp;&quot; &quot;;&quot;&quot;)&amp;[.C15]&amp;(IF([.D15]&lt;&gt;&quot;&quot;;&quot; &quot;&amp;[.D15];&quot;&quot;)&amp;&quot; &quot;&amp;[.E15]&amp;IF([.H15]&lt;&gt;&quot;&quot;;&quot; (&quot;&amp;[.H15]&amp;&quot;)&quot;; &quot;&quot;))" office:value-type="string" office:string-value="posa " calcext:value-type="string">
            <text:p>posa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table:number-columns-repeated="1014"/>
        </table:table-row>
        <table:table-row table:style-name="ro2">
          <table:table-cell table:formula="of:=[.A15]+1" office:value-type="float" office:value="14" calcext:value-type="float">
            <text:p>14</text:p>
          </table:table-cell>
          <table:table-cell/>
          <table:table-cell office:value-type="string" calcext:value-type="string">
            <text:p>padrasto</text:p>
          </table:table-cell>
          <table:table-cell table:number-columns-repeated="2"/>
          <table:table-cell table:formula="of:=IF([.B16]&lt;&gt;&quot;&quot;;[.B16]&amp;&quot; &quot;;&quot;&quot;)&amp;[.C16]&amp;(IF([.D16]&lt;&gt;&quot;&quot;;&quot; &quot;&amp;[.D16];&quot;&quot;)&amp;&quot; &quot;&amp;[.E16]&amp;IF([.H16]&lt;&gt;&quot;&quot;;&quot; (&quot;&amp;[.H16]&amp;&quot;)&quot;; &quot;&quot;))" office:value-type="string" office:string-value="padrasto " calcext:value-type="string">
            <text:p>padrasto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table:number-columns-repeated="1014"/>
        </table:table-row>
        <table:table-row table:style-name="ro2">
          <table:table-cell table:formula="of:=[.A16]+1" office:value-type="float" office:value="15" calcext:value-type="float">
            <text:p>15</text:p>
          </table:table-cell>
          <table:table-cell/>
          <table:table-cell office:value-type="string" calcext:value-type="string">
            <text:p>bisabuela</text:p>
          </table:table-cell>
          <table:table-cell table:number-columns-repeated="2"/>
          <table:table-cell table:formula="of:=IF([.B17]&lt;&gt;&quot;&quot;;[.B17]&amp;&quot; &quot;;&quot;&quot;)&amp;[.C17]&amp;(IF([.D17]&lt;&gt;&quot;&quot;;&quot; &quot;&amp;[.D17];&quot;&quot;)&amp;&quot; &quot;&amp;[.E17]&amp;IF([.H17]&lt;&gt;&quot;&quot;;&quot; (&quot;&amp;[.H17]&amp;&quot;)&quot;; &quot;&quot;))" office:value-type="string" office:string-value="bisabuela " calcext:value-type="string">
            <text:p>bisabuela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table:number-columns-repeated="1014"/>
        </table:table-row>
        <table:table-row table:style-name="ro2">
          <table:table-cell table:formula="of:=[.A17]+1" office:value-type="float" office:value="16" calcext:value-type="float">
            <text:p>16</text:p>
          </table:table-cell>
          <table:table-cell/>
          <table:table-cell office:value-type="string" calcext:value-type="string">
            <text:p>alguien</text:p>
          </table:table-cell>
          <table:table-cell table:number-columns-repeated="2"/>
          <table:table-cell table:formula="of:=IF([.B18]&lt;&gt;&quot;&quot;;[.B18]&amp;&quot; &quot;;&quot;&quot;)&amp;[.C18]&amp;(IF([.D18]&lt;&gt;&quot;&quot;;&quot; &quot;&amp;[.D18];&quot;&quot;)&amp;&quot; &quot;&amp;[.E18]&amp;IF([.H18]&lt;&gt;&quot;&quot;;&quot; (&quot;&amp;[.H18]&amp;&quot;)&quot;; &quot;&quot;))" office:value-type="string" office:string-value="alguien " calcext:value-type="string">
            <text:p>alguien 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eople.A1:people.AMJ1 people.M4:people.AMJ1048576 people.S3:people.AMJ3 people.M3:people.P3 people.M2:people.AMJ2 people.A2:people.L1048576">
            <calcext:condition calcext:apply-style-name="Gerade Zeile" calcext:value="formula-is(ISEVEN(ROW()))" calcext:base-cell-address="people.A1"/>
          </calcext:conditional-format>
        </calcext:conditional-formats>
      </table:table>
      <table:table table:name="families" table:style-name="ta3">
        <table:table-column table:style-name="co1" table:default-cell-style-name="ce18"/>
        <table:table-column table:style-name="co1" table:number-columns-repeated="2" table:default-cell-style-name="ce20"/>
        <table:table-column table:style-name="co1" table:default-cell-style-name="ce25"/>
        <table:table-column table:style-name="co1" table:default-cell-style-name="ce22"/>
        <table:table-column table:style-name="co1" table:number-columns-repeated="1019" table:default-cell-style-name="ce18"/>
        <table:table-row table:style-name="ro1">
          <table:table-cell table:style-name="ce17" office:value-type="string" calcext:value-type="string">
            <text:p>ID</text:p>
          </table:table-cell>
          <table:table-cell table:style-name="ce19" office:value-type="string" calcext:value-type="string">
            <text:p>partner1</text:p>
          </table:table-cell>
          <table:table-cell table:style-name="ce17" office:value-type="string" calcext:value-type="string">
            <text:p>partner2</text:p>
          </table:table-cell>
          <table:table-cell table:style-name="ce17" office:value-type="string" calcext:value-type="string">
            <text:p>begin</text:p>
          </table:table-cell>
          <table:table-cell table:style-name="ce17" office:value-type="string" calcext:value-type="string">
            <text:p>comment</text:p>
          </table:table-cell>
          <table:table-cell table:style-name="ce23" table:number-columns-repeated="19"/>
          <table:table-cell table:style-name="ce28" table:number-columns-repeated="5"/>
          <table:table-cell table:style-name="ce29" table:number-columns-repeated="99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formula="of:=[.A2]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amilies.A2:families.AMJ1048576 families.Y1:families.AMJ1">
            <calcext:condition calcext:apply-style-name="Gerade Zeile" calcext:value="formula-is(ISEVEN(ROW()))" calcext:base-cell-address="families.A1"/>
          </calcext:conditional-format>
          <calcext:conditional-format calcext:target-range-address="families.B1:families.B1048576 families.C2:families.C1048576 families.B1:families.B1">
            <calcext:condition calcext:apply-style-name="Warning" calcext:value="=0" calcext:base-cell-address="families.B1"/>
          </calcext:conditional-format>
        </calcext:conditional-formats>
      </table:table>
      <table:table table:name="data" table:style-name="ta2">
        <table:table-column table:style-name="co1" table:number-columns-repeated="1024" table:default-cell-style-name="Default"/>
        <table:table-row table:style-name="ro1">
          <table:table-cell table:style-name="ce30"/>
          <table:table-cell table:style-name="ce30" office:value-type="string" calcext:value-type="string">
            <text:p>title</text:p>
          </table:table-cell>
          <table:table-cell table:style-name="ce30" table:number-columns-repeated="7"/>
          <table:table-cell table:style-name="ce30" office:value-type="string" calcext:value-type="string">
            <text:p>gender</text:p>
          </table:table-cell>
          <table:table-cell table:style-name="ce30" table:number-columns-repeated="7"/>
          <table:table-cell table:style-name="ce30" office:value-type="string" calcext:value-type="string">
            <text:p>religion</text:p>
          </table:table-cell>
          <table:table-cell table:style-name="ce30" table:number-columns-repeated="1006"/>
        </table:table-row>
        <table:table-row table:style-name="ro2">
          <table:table-cell/>
          <table:table-cell office:value-type="string" calcext:value-type="string">
            <text:p>Dr.</text:p>
          </table:table-cell>
          <table:table-cell table:number-columns-repeated="7"/>
          <table:table-cell office:value-type="string" calcext:value-type="string">
            <text:p>male</text:p>
          </table:table-cell>
          <table:table-cell table:number-columns-repeated="7"/>
          <table:table-cell office:value-type="string" calcext:value-type="string">
            <text:p>evangelic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Prof.</text:p>
          </table:table-cell>
          <table:table-cell table:number-columns-repeated="7"/>
          <table:table-cell office:value-type="string" calcext:value-type="string">
            <text:p>female</text:p>
          </table:table-cell>
          <table:table-cell table:number-columns-repeated="7"/>
          <table:table-cell office:value-type="string" calcext:value-type="string">
            <text:p>catholic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erade_20_Zeile" style:display-name="Gerade Zeile" style:family="table-cell" style:parent-style-name="Default">
      <style:table-cell-properties fo:background-color="#eaeaea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.00.0000</text:date>, <text:time style:data-style-name="N2" text:time-value="15:19:07.258197353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orenz Hoffmann</meta:initial-creator>
    <meta:creation-date>2022-01-06T18:28:14.558281307</meta:creation-date>
    <dc:date>2022-03-28T15:19:16.823871279</dc:date>
    <dc:creator>Lorenz Hoffmann</dc:creator>
    <meta:editing-duration>PT37M47S</meta:editing-duration>
    <meta:editing-cycles>34</meta:editing-cycles>
    <meta:generator>LibreOffice/7.2.6.2$Linux_X86_64 LibreOffice_project/20$Build-2</meta:generator>
    <meta:document-statistic meta:table-count="3" meta:cell-count="127" meta:object-count="0"/>
  </office:meta>
</office:document-meta>
</file>